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list-style-name="L1">
      <style:paragraph-properties fo:text-align="start" style:justify-single-word="false"/>
      <style:text-properties style:text-underline-style="none" officeooo:rsid="000ad333" officeooo:paragraph-rsid="000ad333"/>
    </style:style>
    <style:style style:name="P4" style:family="paragraph" style:parent-style-name="Text_20_body" style:list-style-name="L1">
      <style:paragraph-properties fo:text-align="start" style:justify-single-word="false"/>
      <style:text-properties style:text-underline-style="none" officeooo:rsid="000ce0eb" officeooo:paragraph-rsid="000ce0eb"/>
    </style:style>
    <style:style style:name="P5" style:family="paragraph" style:parent-style-name="Text_20_body">
      <style:paragraph-properties fo:text-align="start" style:justify-single-word="false"/>
      <style:text-properties style:text-underline-style="none" officeooo:rsid="000ce0eb" officeooo:paragraph-rsid="000ce0eb"/>
    </style:style>
    <style:style style:name="P6" style:family="paragraph" style:parent-style-name="Text_20_body" style:list-style-name="L1">
      <style:paragraph-properties fo:text-align="start" style:justify-single-word="false"/>
      <style:text-properties style:text-underline-style="none" officeooo:rsid="000e23eb" officeooo:paragraph-rsid="000e23eb"/>
    </style:style>
    <style:style style:name="P7" style:family="paragraph" style:parent-style-name="Heading_20_2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text-underline-style="none" officeooo:rsid="000ce0eb"/>
    </style:style>
    <style:style style:name="T2" style:family="text">
      <style:text-properties style:text-underline-style="none" officeooo:rsid="000e23eb"/>
    </style:style>
    <style:style style:name="T3" style:family="text">
      <style:text-properties officeooo:rsid="000e23eb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fo:font-style="italic" officeooo:rsid="000e23eb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Liste des API</text:h>
      <text:p text:style-name="P2"/>
      <text:list xml:id="list3070357680944690593" text:style-name="L1">
        <text:list-item>
          <text:p text:style-name="P3">JDBC</text:p>
          <text:p text:style-name="P3"/>
        </text:list-item>
        <text:list-item>
          <text:p text:style-name="P3">JDOM</text:p>
          <text:p text:style-name="P4">Cette API est utilisée pour la création et la lecture de fichiers .<text:span text:style-name="T3">xml</text:span>, dans le cadre de l'application, elle sert à récupérer les informations contenues dans les cookies de connexion et les widgets complexes à modéliser en base de données, par exemple les listes de tâches.</text:p>
          <text:p text:style-name="P3"><text:a xlink:type="simple" xlink:href="http://www.jdom.org/" text:style-name="Internet_20_link" text:visited-style-name="Visited_20_Internet_20_Link">http://www.jdom.org/</text:a></text:p>
        </text:list-item>
        <text:list-item>
          <text:p text:style-name="P3">JavaMail</text:p>
          <text:p text:style-name="P4">Comme son nom l'indique, cette API est utilisée lorsqu'il est nécessaire d'envoyer un email à l'utilisateur.</text:p>
        </text:list-item>
      </text:list>
      <text:p text:style-name="Standard"><text:span text:style-name="T1"><text:tab/></text:span><text:span text:style-name="T6">this.message.addRecipients(Message.RecipientType.TO, mailDestinataire);</text:span></text:p>
      <text:p text:style-name="P1"><text:s text:c="8"/><text:tab/>this.message.setSubject("Welcome to Hoverboard !");</text:p>
      <text:p text:style-name="P1"><text:s text:c="8"/><text:tab/>this.messageBodyPart.setText("Welcome to Hoverboard.\n"</text:p>
      <text:p text:style-name="P1"><text:s text:c="16"/>+ "Click on the following link to activate your account:\n"</text:p>
      <text:p text:style-name="P1"><text:s text:c="16"/>+ "http://www.lien_activation.hoverboard.com\n"</text:p>
      <text:p text:style-name="P1"><text:s text:c="16"/>+ "If you have any questions, feel free to contact us at hoverboard.esgi@gmail.com. \n\n"</text:p>
      <text:p text:style-name="P1"><text:s text:c="16"/>+ "Cordially,\n"</text:p>
      <text:p text:style-name="P1"><text:s text:c="16"/>+ "The Hoverboard Team\n\n");</text:p>
      <text:p text:style-name="P1"><text:s text:c="8"/><text:tab/>this.messageHtmlPart.setContent("&lt;i&gt;This email has been sent to you automatically, please <text:tab/><text:tab/>don't reply.&lt;/i&gt;", "text/html");</text:p>
      <text:p text:style-name="P1"><text:s text:c="8"/><text:tab/>try {</text:p>
      <text:p text:style-name="P1"><text:s text:c="12"/>this.transport.connect(this.smtp, this.sender, this.password);</text:p>
      <text:p text:style-name="P1"><text:s/><text:tab/>this.transport.sendMessage(message,message.getRecipients(Message.RecipientType.TO));</text:p>
      <text:p text:style-name="P1"><text:s text:c="12"/>System.out.println("Mail Sent Successfully");</text:p>
      <text:p text:style-name="P1"><text:s text:c="12"/>this.transport.close();</text:p>
      <text:p text:style-name="P1"><text:s text:c="8"/>}</text:p>
      <text:p text:style-name="P1"><text:s text:c="8"/>catch (SendFailedException sfe) {</text:p>
      <text:p text:style-name="P1"><text:s text:c="12"/>System.out.println(sfe);</text:p>
      <text:p text:style-name="P1"><text:s text:c="8"/>}</text:p>
      <text:p text:style-name="P5"/>
      <text:p text:style-name="P5"><text:tab/><text:span text:style-name="T7">Exemple d'une utilisation de JavaMail</text:span></text:p>
      <text:list xml:id="list150843949169474" text:continue-numbering="true" text:style-name="L1">
        <text:list-header>
          <text:p text:style-name="P3"><text:a xlink:type="simple" xlink:href="https://java.net/projects/javamail/pages/Home" text:style-name="Internet_20_link" text:visited-style-name="Visited_20_Internet_20_Link">https://java.net/projects/javamail/pages/Home</text:a></text:p>
        </text:list-header>
        <text:list-item>
          <text:p text:style-name="P3">Ini4J</text:p>
          <text:p text:style-name="P6">L'utilité de l'API Ini4J réside dans la possibilité d'utiliser des fichiers .ini dans lesquels seront stockées les préférences d'un utilisateur (taille de la fenêtre, langue, etc.).</text:p>
          <text:p text:style-name="P3">http://ini4j.sourceforge.net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3:57:47.359000000</meta:creation-date>
    <dc:date>2015-03-25T15:08:43.856000000</dc:date>
    <meta:editing-duration>PT1H10M56S</meta:editing-duration>
    <meta:editing-cycles>3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31" meta:word-count="184" meta:character-count="1749" meta:non-whitespace-character-count="1412"/>
  </office:meta>
</office:document-meta>
</file>